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monospace"/>
    <style:font-face style:name="DejaVu Serif" svg:font-family="'DejaVu Serif', Georgia, 'Times New Roman', Times, serif"/>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Adjusted', 'Segoe UI', 'Liberation Sans', sans-serif"/>
    <style:font-face style:name="inherit" svg:font-family="inherit"/>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office:font-face-decls>
  <office:automatic-styles>
    <style:style style:name="P1" style:family="paragraph" style:parent-style-name="Heading_20_1">
      <style:paragraph-properties fo:margin-left="0cm" fo:margin-right="0cm" fo:text-align="start" style:justify-single-word="false" fo:orphans="2" fo:widows="2" fo:text-indent="0cm" style:auto-text-indent="false"/>
    </style:style>
    <style:style style:name="P2" style:family="paragraph" style:parent-style-name="Preformatted_20_Text">
      <style:paragraph-properties fo:margin-left="0cm" fo:margin-right="0cm" fo:margin-top="0.212cm" fo:margin-bottom="0cm" style:contextual-spacing="false" fo:text-align="start" style:justify-single-word="false" fo:orphans="2" fo:widows="2" fo:text-indent="0cm" style:auto-text-indent="false"/>
    </style:style>
    <style:style style:name="P3" style:family="paragraph" style:parent-style-name="Text_20_body">
      <style:paragraph-properties fo:margin-left="0cm" fo:margin-right="0cm" fo:text-align="start" style:justify-single-word="false" fo:orphans="2" fo:widows="2" fo:text-indent="0cm" style:auto-text-indent="false"/>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5" style:family="paragraph" style:parent-style-name="Preformatted_20_Text">
      <style:paragraph-properties fo:margin-top="0.212cm" fo:margin-bottom="0cm" style:contextual-spacing="false" fo:text-align="start" style:justify-single-word="false" fo:orphans="2" fo:widows="2"/>
    </style:style>
    <style:style style:name="P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officeooo:paragraph-rsid="0012ce69"/>
    </style:style>
    <style:style style:name="P7" style:family="paragraph" style:parent-style-name="Heading_20_1">
      <style:paragraph-properties fo:margin-left="0cm" fo:margin-right="0cm" style:line-height-at-least="0.794cm" fo:orphans="2" fo:widows="2" fo:text-indent="0cm" style:auto-text-indent="false"/>
      <style:text-properties fo:font-variant="normal" fo:text-transform="none" fo:color="#242424" loext:opacity="100%" style:font-name="sohne" fo:font-size="18pt" fo:font-style="normal" fo:font-weight="normal"/>
    </style:style>
    <style:style style:name="P8" style:family="paragraph" style:parent-style-name="Standard">
      <style:text-properties fo:font-variant="normal" fo:text-transform="none" fo:color="#474747" loext:opacity="100%" style:font-name="DejaVu Serif" fo:font-size="10.5pt" fo:letter-spacing="normal" fo:font-style="normal" fo:font-weight="normal" officeooo:rsid="00056958" officeooo:paragraph-rsid="00056958"/>
    </style:style>
    <style:style style:name="P9" style:family="paragraph" style:parent-style-name="Text_20_body">
      <style:text-properties fo:font-variant="normal" fo:text-transform="none" fo:color="#474747" loext:opacity="100%" style:font-name="DejaVu Serif" fo:font-size="10.5pt" fo:letter-spacing="normal" fo:font-style="normal" fo:font-weight="normal" officeooo:rsid="00056958"/>
    </style:style>
    <style:style style:name="P1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474747" loext:opacity="100%" style:font-name="DejaVu Serif" fo:font-size="10.5pt" fo:letter-spacing="normal" fo:font-style="normal" fo:font-weight="normal" officeooo:rsid="00056958"/>
    </style:style>
    <style:style style:name="P1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style>
    <style:style style:name="P12" style:family="paragraph" style:parent-style-name="Text_20_body">
      <style:text-properties fo:font-variant="normal" fo:text-transform="none" fo:color="#1f1f1f" loext:opacity="100%" style:font-name="Google Sans" fo:font-size="15pt" fo:letter-spacing="normal" fo:font-style="normal" fo:font-weight="normal"/>
    </style:style>
    <style:style style:name="P13" style:family="paragraph" style:parent-style-name="Standard">
      <style:text-properties officeooo:rsid="00056958" officeooo:paragraph-rsid="00056958"/>
    </style:style>
    <style:style style:name="P14" style:family="paragraph" style:parent-style-name="Text_20_body">
      <style:text-properties officeooo:rsid="00056958" officeooo:paragraph-rsid="00056958"/>
    </style:style>
    <style:style style:name="P15" style:family="paragraph" style:parent-style-name="Text_20_body">
      <style:paragraph-properties fo:margin-left="0cm" fo:margin-right="0cm" style:line-height-at-least="0.847cm" fo:orphans="2" fo:widows="2" fo:text-indent="0cm" style:auto-text-indent="false"/>
    </style:style>
    <style:style style:name="P16" style:family="paragraph" style:parent-style-name="Text_20_body" style:list-style-name="L1">
      <style:paragraph-properties fo:margin-left="0.794cm" fo:margin-right="0cm" fo:margin-top="0cm" fo:margin-bottom="0cm" style:contextual-spacing="false" style:line-height-at-least="0.847cm" fo:orphans="2" fo:widows="2" fo:text-indent="0cm" style:auto-text-indent="false" fo:padding="0cm" fo:border="none"/>
      <style:text-properties fo:font-variant="normal" fo:text-transform="none" fo:color="#242424" loext:opacity="100%" style:font-name="source-serif-pro" fo:font-size="15pt" fo:letter-spacing="normal" fo:font-style="normal" fo:font-weight="normal"/>
    </style:style>
    <style:style style:name="P17" style:family="paragraph" style:parent-style-name="Text_20_body" style:list-style-name="L2">
      <style:paragraph-properties fo:margin-left="0.794cm" fo:margin-right="0cm" fo:margin-top="0cm" fo:margin-bottom="0cm" style:contextual-spacing="false" style:line-height-at-least="0.847cm" fo:orphans="2" fo:widows="2" fo:text-indent="0cm" style:auto-text-indent="false" fo:padding="0cm" fo:border="none"/>
      <style:text-properties fo:font-variant="normal" fo:text-transform="none" fo:color="#242424" loext:opacity="100%" style:font-name="source-serif-pro" fo:font-size="15pt" fo:letter-spacing="normal" fo:font-style="normal" fo:font-weight="normal"/>
    </style:style>
    <style:style style:name="P18" style:family="paragraph" style:parent-style-name="Text_20_body" style:list-style-name="L3">
      <style:paragraph-properties fo:margin-left="0.794cm" fo:margin-right="0cm" fo:margin-top="0cm" fo:margin-bottom="0cm" style:contextual-spacing="false" style:line-height-at-least="0.847cm" fo:orphans="2" fo:widows="2" fo:text-indent="0cm" style:auto-text-indent="false" fo:padding="0cm" fo:border="none"/>
      <style:text-properties fo:font-variant="normal" fo:text-transform="none" fo:color="#242424" loext:opacity="100%" style:font-name="source-serif-pro" fo:font-size="15pt" fo:letter-spacing="normal" fo:font-style="normal" fo:font-weight="normal"/>
    </style:style>
    <style:style style:name="P19" style:family="paragraph" style:parent-style-name="Text_20_body" style:list-style-name="L1">
      <style:paragraph-properties fo:margin-left="0.794cm" fo:margin-right="0cm" fo:margin-top="0cm" fo:margin-bottom="0cm" style:contextual-spacing="false" style:line-height-at-least="0.847cm" fo:orphans="2" fo:widows="2" fo:text-indent="0cm" style:auto-text-indent="false" fo:padding="0cm" fo:border="none"/>
    </style:style>
    <style:style style:name="P20" style:family="paragraph" style:parent-style-name="Text_20_body" style:list-style-name="L2">
      <style:paragraph-properties fo:margin-left="0.794cm" fo:margin-right="0cm" fo:margin-top="0cm" fo:margin-bottom="0cm" style:contextual-spacing="false" style:line-height-at-least="0.847cm" fo:orphans="2" fo:widows="2" fo:text-indent="0cm" style:auto-text-indent="false" fo:padding="0cm" fo:border="none"/>
    </style:style>
    <style:style style:name="P21" style:family="paragraph" style:parent-style-name="Text_20_body" style:list-style-name="L4">
      <style:paragraph-properties fo:margin-left="0.794cm" fo:margin-right="0cm" fo:margin-top="0cm" fo:margin-bottom="0cm" style:contextual-spacing="false" style:line-height-at-least="0.847cm" fo:orphans="2" fo:widows="2" fo:text-indent="0cm" style:auto-text-indent="false" fo:padding="0cm" fo:border="none"/>
    </style:style>
    <style:style style:name="T1" style:family="text">
      <style:text-properties fo:font-variant="normal" fo:text-transform="none" fo:color="#474747" loext:opacity="100%" style:font-name="DejaVu Sans Mono" fo:font-size="10.5pt" fo:letter-spacing="normal" fo:font-style="normal" fo:font-weight="normal" loext:padding="0cm" loext:border="none"/>
    </style:style>
    <style:style style:name="T2" style:family="text">
      <style:text-properties fo:font-variant="normal" fo:text-transform="none" fo:color="#474747" loext:opacity="100%" style:font-name="DejaVu Sans Mono" fo:font-size="10.5pt" fo:letter-spacing="normal" fo:font-style="normal" fo:font-weight="normal" officeooo:rsid="00056958" loext:padding="0cm" loext:border="none"/>
    </style:style>
    <style:style style:name="T3" style:family="text">
      <style:text-properties fo:font-variant="normal" fo:text-transform="none" fo:color="#474747" loext:opacity="100%" style:font-name="DejaVu Sans Mono" fo:font-size="10.5pt" fo:letter-spacing="normal" fo:font-style="normal" fo:font-weight="bold" style:font-weight-asian="bold" style:font-weight-complex="bold" loext:padding="0cm" loext:border="none"/>
    </style:style>
    <style:style style:name="T4" style:family="text">
      <style:text-properties fo:font-variant="normal" fo:text-transform="none" fo:color="#474747" loext:opacity="100%" style:font-name="DejaVu Serif" fo:font-size="10.5pt" fo:letter-spacing="normal" fo:font-style="normal" fo:font-weight="normal"/>
    </style:style>
    <style:style style:name="T5" style:family="text">
      <style:text-properties fo:font-variant="normal" fo:text-transform="none" fo:color="#474747" loext:opacity="100%" style:font-name="DejaVu Serif" fo:font-size="10.5pt" fo:letter-spacing="normal" fo:font-style="normal" fo:font-weight="normal" officeooo:rsid="00056958"/>
    </style:style>
    <style:style style:name="T6" style:family="text">
      <style:text-properties fo:font-variant="normal" fo:text-transform="none" fo:color="#474747" loext:opacity="100%" style:font-name="DejaVu Serif" fo:font-size="10.5pt" fo:letter-spacing="normal" fo:font-style="normal" fo:font-weight="bold" style:font-weight-asian="bold" style:font-weight-complex="bold"/>
    </style:style>
    <style:style style:name="T7" style:family="text">
      <style:text-properties fo:font-variant="normal" fo:text-transform="none" fo:color="#474747" loext:opacity="100%" fo:letter-spacing="normal"/>
    </style:style>
    <style:style style:name="T8" style:family="text">
      <style:text-properties fo:font-variant="normal" fo:text-transform="none" fo:color="#474747" loext:opacity="100%" fo:letter-spacing="normal" loext:padding="0cm" loext:border="none"/>
    </style:style>
    <style:style style:name="T9" style:family="text">
      <style:text-properties fo:font-variant="normal" fo:text-transform="none" fo:color="#474747" loext:opacity="100%" fo:font-size="10.5pt" fo:letter-spacing="normal" fo:font-style="normal" fo:font-weight="normal" officeooo:rsid="00056958" loext:padding="0cm" loext:border="none"/>
    </style:style>
    <style:style style:name="T10" style:family="text">
      <style:text-properties fo:font-variant="normal" fo:text-transform="none" fo:color="#4a6782" loext:opacity="100%" style:text-line-through-style="none" style:text-line-through-type="none" style:font-name="DejaVu Sans Mono" fo:font-size="10.5pt" fo:letter-spacing="normal" fo:font-style="normal" style:text-underline-style="none" fo:font-weight="normal" officeooo:rsid="00056958" style:text-blinking="false" loext:padding="0cm" loext:border="none"/>
    </style:style>
    <style:style style:name="T11" style:family="text">
      <style:text-properties fo:font-variant="normal" fo:text-transform="none" fo:color="#4a6782" loext:opacity="100%" style:text-line-through-style="none" style:text-line-through-type="none" style:font-name="DejaVu Sans Mono" fo:font-size="10.5pt" fo:letter-spacing="normal" fo:font-style="normal" style:text-underline-style="none" fo:font-weight="bold" style:text-blinking="false" style:font-weight-asian="bold" style:font-weight-complex="bold" loext:padding="0cm" loext:border="none"/>
    </style:style>
    <style:style style:name="T12" style:family="text">
      <style:text-properties fo:font-variant="normal" fo:text-transform="none" fo:color="#1f1f1f" loext:opacity="100%" style:font-name="Google Sans" fo:font-size="15pt" fo:letter-spacing="normal" fo:font-style="normal" fo:font-weight="normal"/>
    </style:style>
    <style:style style:name="T13" style:family="text">
      <style:text-properties fo:font-variant="normal" fo:text-transform="none" fo:color="#1f1f1f" loext:opacity="100%" style:font-name="Google Sans" fo:font-size="15pt" fo:letter-spacing="normal" fo:font-style="normal" fo:font-weight="normal" loext:padding="0cm" loext:border="none"/>
    </style:style>
    <style:style style:name="T14" style:family="text">
      <style:text-properties fo:font-variant="normal" fo:text-transform="none" fo:color="#1f1f1f" loext:opacity="100%" style:font-name="Google Sans" fo:font-size="15pt" fo:letter-spacing="normal" fo:font-style="normal" fo:font-weight="normal" loext:padding-left="0cm" loext:padding-right="0cm" loext:padding-top="0cm" loext:padding-bottom="0.049cm" loext:border-left="none" loext:border-right="none" loext:border-top="none" loext:border-bottom="0.06pt dashed #000000"/>
    </style:style>
    <style:style style:name="T15" style:family="text">
      <style:text-properties fo:font-variant="normal" fo:text-transform="none" fo:color="#1f1f1f" loext:opacity="100%" style:font-name="Google Sans" fo:font-size="15pt" fo:letter-spacing="normal" fo:font-style="normal" fo:font-weight="normal" officeooo:rsid="000d50a5"/>
    </style:style>
    <style:style style:name="T16" style:family="text">
      <style:text-properties fo:font-variant="normal" fo:text-transform="none" fo:color="#1f1f1f" loext:opacity="100%" style:font-name="Google Sans" fo:font-size="15pt" fo:letter-spacing="normal" fo:font-style="normal" fo:font-weight="normal" officeooo:rsid="0012ce69" loext:padding="0cm" loext:border="none"/>
    </style:style>
    <style:style style:name="T17" style:family="text">
      <style:text-properties fo:font-variant="normal" fo:text-transform="none" fo:color="#1f1f1f" loext:opacity="100%" style:font-name="apple-system" fo:font-size="11.25pt" fo:letter-spacing="normal" fo:font-style="normal" fo:font-weight="bold" loext:padding="0cm" loext:border="none"/>
    </style:style>
    <style:style style:name="T18" style:family="text">
      <style:text-properties fo:font-variant="normal" fo:text-transform="none" fo:color="#040c28" loext:opacity="100%" style:font-name="Google Sans" fo:font-size="15pt" fo:letter-spacing="normal" fo:font-style="normal" fo:font-weight="normal"/>
    </style:style>
    <style:style style:name="T19" style:family="text">
      <style:text-properties fo:font-variant="normal" fo:text-transform="none" fo:color="#242424" loext:opacity="100%" style:font-name="sohne" fo:font-size="18pt" fo:letter-spacing="normal" fo:font-style="normal" fo:font-weight="normal"/>
    </style:style>
    <style:style style:name="T20" style:family="text">
      <style:text-properties fo:font-variant="normal" fo:text-transform="none" fo:color="#242424" loext:opacity="100%" style:font-name="source-code-pro" fo:font-size="13.5pt" fo:letter-spacing="normal" fo:font-style="normal" fo:font-weight="normal" fo:background-color="#f2f2f2" loext:char-shading-value="0" loext:padding="0cm" loext:border="none"/>
    </style:style>
    <style:style style:name="T21" style:family="text">
      <style:text-properties fo:font-variant="normal" fo:text-transform="none" fo:color="#242424" loext:opacity="100%" style:font-name="source-code-pro" fo:font-size="11.25pt" fo:letter-spacing="normal" fo:font-style="normal" fo:font-weight="normal" fo:background-color="#f2f2f2" loext:char-shading-value="0" loext:padding="0cm" loext:border="none"/>
    </style:style>
    <style:style style:name="T22" style:family="text">
      <style:text-properties fo:font-variant="normal" fo:text-transform="none" fo:color="#242424" loext:opacity="100%" style:font-name="source-code-pro" fo:font-size="11.25pt" fo:font-style="normal" fo:font-weight="normal" fo:background-color="#f2f2f2" loext:char-shading-value="0" loext:padding="0cm" loext:border="none"/>
    </style:style>
    <style:style style:name="T23" style:family="text">
      <style:text-properties fo:font-variant="normal" fo:text-transform="none" fo:color="#242424" loext:opacity="100%" style:font-name="source-serif-pro" fo:font-size="15pt" fo:font-style="normal" fo:font-weight="normal"/>
    </style:style>
    <style:style style:name="T24" style:family="text">
      <style:text-properties fo:font-variant="normal" fo:text-transform="none" fo:color="#242424" loext:opacity="100%" style:font-name="source-serif-pro" fo:font-size="15pt" fo:letter-spacing="normal" fo:font-style="normal" fo:font-weight="normal"/>
    </style:style>
    <style:style style:name="T25" style:family="text">
      <style:text-properties fo:font-variant="normal" fo:text-transform="none" fo:color="#242424" loext:opacity="100%" style:font-name="source-serif-pro" fo:font-size="15pt" fo:letter-spacing="normal" fo:font-style="normal" fo:font-weight="normal" loext:padding="0cm" loext:border="none"/>
    </style:style>
    <style:style style:name="T26" style:family="text">
      <style:text-properties fo:font-variant="normal" fo:text-transform="none" fo:color="#242424" loext:opacity="100%" style:font-name="source-serif-pro" fo:font-size="15pt" fo:letter-spacing="normal" fo:font-style="normal" fo:font-weight="bold"/>
    </style:style>
    <style:style style:name="T27" style:family="text">
      <style:text-properties fo:font-variant="normal" fo:text-transform="none" fo:color="#242424" loext:opacity="100%" style:font-name="source-serif-pro" fo:font-size="15pt" fo:letter-spacing="normal" fo:font-style="normal" fo:font-weight="bold" loext:padding="0cm" loext:border="none"/>
    </style:style>
    <style:style style:name="T28" style:family="text">
      <style:text-properties fo:font-variant="normal" fo:text-transform="none" fo:color="#242424" loext:opacity="100%" style:font-name="source-serif-pro" fo:font-size="15pt" fo:letter-spacing="normal" fo:font-style="italic" fo:font-weight="bold"/>
    </style:style>
    <style:style style:name="T29" style:family="text">
      <style:text-properties fo:font-variant="normal" fo:text-transform="none" fo:color="#242424" loext:opacity="100%" style:font-name="source-serif-pro" fo:font-size="15pt" fo:letter-spacing="normal" fo:font-style="italic" fo:font-weight="normal"/>
    </style:style>
    <style:style style:name="T30" style:family="text">
      <style:text-properties fo:font-variant="normal" fo:text-transform="none" fo:color="#242424" loext:opacity="100%" style:font-name="inherit" fo:font-size="11.25pt" fo:letter-spacing="normal" fo:font-style="normal" fo:font-weight="bold" fo:background-color="#f2f2f2" loext:char-shading-value="0" loext:padding="0cm" loext:border="none"/>
    </style:style>
    <style:style style:name="T31" style:family="text">
      <style:text-properties fo:font-variant="normal" fo:text-transform="none" fo:color="#242424" loext:opacity="100%" style:font-name="inherit" fo:font-size="11.25pt" fo:letter-spacing="normal" fo:font-style="italic" fo:font-weight="bold" fo:background-color="#f2f2f2" loext:char-shading-value="0" loext:padding="0cm" loext:border="none"/>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Lock Interface and Reentrant lock:</text:p>
      <text:p text:style-name="P13"/>
      <text:p text:style-name="P13"><text:span text:style-name="Source_20_Text"><text:span text:style-name="T1">Lock</text:span></text:span><text:span text:style-name="T7"> </text:span><text:span text:style-name="T4">implementations provide more extensive locking operations than can be obtained using </text:span><text:span text:style-name="Source_20_Text"><text:span text:style-name="T1">synchronized</text:span></text:span><text:span text:style-name="T7"> </text:span><text:span text:style-name="T4">methods and statements.</text:span></text:p>
      <text:p text:style-name="P8"/>
      <text:p text:style-name="P13"><text:span text:style-name="T4">A lock is a tool for controlling access to a shared resource by multiple threads. Commonly, a lock provides exclusive access to a shared resource: only one thread at a time can acquire the lock and all access to the shared resource requires that the lock be acquired first. </text:span><text:span text:style-name="T6">However, some locks may allow concurrent access to a shared resource, such as the read lock of a </text:span><text:a xlink:type="simple" xlink:href="https://docs.oracle.com/javase/8/docs/api/java/util/concurrent/locks/ReadWriteLock.html" text:style-name="Internet_20_link" text:visited-style-name="Visited_20_Internet_20_Link"><text:span text:style-name="Source_20_Text"><text:span text:style-name="T11">ReadWriteLock</text:span></text:span></text:a><text:span text:style-name="T6">.</text:span></text:p>
      <text:p text:style-name="P8"/>
      <text:p text:style-name="P14"><text:span text:style-name="T4">While the scoping mechanism for </text:span><text:span text:style-name="Source_20_Text"><text:span text:style-name="T3">synchronized</text:span></text:span><text:span text:style-name="T6"> methods and statements makes it much easier to program with monitor locks</text:span><text:span text:style-name="T4">, </text:span><text:span text:style-name="T6">and helps avoid many common programming errors involving locks, there are occasions where you need to work with locks in a more flexible way.</text:span><text:span text:style-name="T4"> For example, some algorithms for traversing concurrently accessed data structures require the use of "hand-over-hand" or "chain locking": you acquire the lock of node A, then node B, then release A and acquire C, then release B and acquire D and so on. </text:span><text:span text:style-name="T6">Implementations of the </text:span><text:span text:style-name="Source_20_Text"><text:span text:style-name="T3">Lock</text:span></text:span><text:span text:style-name="T6"> interface enable the use of such techniques by allowing a lock to be acquired and released in different scopes, and allowing multiple locks to be acquired and released in any order.</text:span></text:p>
      <text:p text:style-name="Text_20_body"><text:line-break/><text:span text:style-name="T5">With this increased flexibility comes additional responsibility. The absence of block-structured locking removes the automatic release of locks that occurs with </text:span><text:span text:style-name="Source_20_Text"><text:span text:style-name="T2">synchronized</text:span></text:span><text:span text:style-name="T5"> methods and statements. In most cases, the following idiom should be used:</text:span></text:p>
      <text:p text:style-name="P9"/>
      <text:p text:style-name="P2"><text:span text:style-name="Source_20_Text"><text:span text:style-name="T9"><text:s/></text:span></text:span><text:span text:style-name="Source_20_Text"><text:span text:style-name="T2">Lock l = ...;</text:span></text:span></text:p>
      <text:p text:style-name="P5"><text:span text:style-name="Source_20_Text"><text:span text:style-name="T8"><text:s/></text:span></text:span><text:span text:style-name="Source_20_Text"><text:span text:style-name="T1">l.lock();</text:span></text:span></text:p>
      <text:p text:style-name="P5"><text:span text:style-name="Source_20_Text"><text:span text:style-name="T8"><text:s/></text:span></text:span><text:span text:style-name="Source_20_Text"><text:span text:style-name="T1">try {</text:span></text:span></text:p>
      <text:p text:style-name="P5"><text:span text:style-name="Source_20_Text"><text:span text:style-name="T8"><text:s text:c="3"/></text:span></text:span><text:span text:style-name="Source_20_Text"><text:span text:style-name="T1">// access the resource protected by this lock</text:span></text:span></text:p>
      <text:p text:style-name="P5"><text:span text:style-name="Source_20_Text"><text:span text:style-name="T8"><text:s/></text:span></text:span><text:span text:style-name="Source_20_Text"><text:span text:style-name="T1">} finally {</text:span></text:span></text:p>
      <text:p text:style-name="P5"><text:span text:style-name="Source_20_Text"><text:span text:style-name="T8"><text:s text:c="3"/></text:span></text:span><text:span text:style-name="Source_20_Text"><text:span text:style-name="T1">l.unlock();</text:span></text:span></text:p>
      <text:p text:style-name="P5"><text:span text:style-name="Source_20_Text"><text:span text:style-name="T8"><text:s/></text:span></text:span><text:span text:style-name="Source_20_Text"><text:span text:style-name="T1">}</text:span></text:span></text:p>
      <text:p text:style-name="P9"/>
      <text:p text:style-name="P10">When locking and unlocking occur in different scopes, care must be taken to ensure that all code that is executed while the lock is held is protected by try-finally or try-catch to ensure that the lock is released when necessary.<text:line-break/></text:p>
      <text:p text:style-name="P3"><text:span text:style-name="Source_20_Text"><text:span text:style-name="T2">Lock</text:span></text:span><text:span text:style-name="T5"> implementations provide additional functionality over the use of </text:span><text:span text:style-name="Source_20_Text"><text:span text:style-name="T2">synchronized</text:span></text:span><text:span text:style-name="T5"> methods and statements by providing a non-blocking attempt to acquire a lock (</text:span><text:a xlink:type="simple" xlink:href="https://docs.oracle.com/javase/8/docs/api/java/util/concurrent/locks/Lock.html#tryLock--" text:style-name="Internet_20_link" text:visited-style-name="Visited_20_Internet_20_Link"><text:span text:style-name="Source_20_Text"><text:span text:style-name="T10">tryLock()</text:span></text:span></text:a><text:span text:style-name="T5">), an attempt to acquire the lock that can be interrupted (</text:span><text:a xlink:type="simple" xlink:href="https://docs.oracle.com/javase/8/docs/api/java/util/concurrent/locks/Lock.html#lockInterruptibly--" text:style-name="Internet_20_link" text:visited-style-name="Visited_20_Internet_20_Link"><text:span text:style-name="Source_20_Text"><text:span text:style-name="T10">lockInterruptibly()</text:span></text:span></text:a><text:span text:style-name="T5">, and an attempt to acquire the lock that can timeout (</text:span><text:a xlink:type="simple" xlink:href="https://docs.oracle.com/javase/8/docs/api/java/util/concurrent/locks/Lock.html#tryLock-long-java.util.concurrent.TimeUnit-" text:style-name="Internet_20_link" text:visited-style-name="Visited_20_Internet_20_Link"><text:span text:style-name="Source_20_Text"><text:span text:style-name="T10">tryLock(long, TimeUnit)</text:span></text:span></text:a><text:span text:style-name="T5">).</text:span></text:p>
      <text:p text:style-name="P10"/>
      <text:p text:style-name="P10"/>
      <text:p text:style-name="P10"><text:soft-page-break/></text:p>
      <text:p text:style-name="P3"/>
      <text:p text:style-name="P3"><text:span text:style-name="T15">A</text:span><text:span text:style-name="T12"> mutual exclusion (mutex) is </text:span><text:span text:style-name="T18">a program object that prevents multiple threads from accessing the same shared resource simultaneously</text:span><text:span text:style-name="T12">. A shared resource in this context is a code element with a </text:span><text:span text:style-name="T14">critical section</text:span><text:span text:style-name="T12">, the part of the code that should not be executed by more than one thread at a time.</text:span></text:p>
      <text:p text:style-name="P11"/>
      <text:h text:style-name="P1" text:outline-level="1"><text:bookmark text:name="e6fd"/><text:span text:style-name="T19">Problems With Synchronized </text:span><text:span text:style-name="Source_20_Text"><text:span text:style-name="T20">Keyword</text:span></text:span><text:span text:style-name="T19">:</text:span></text:h>
      <text:list xml:id="list1455788538" text:style-name="L1">
        <text:list-item>
          <text:p text:style-name="P16"><text:bookmark text:name="0ce0"/>A thread can only acquire a lock on an object only once for the shared resources.</text:p>
        </text:list-item>
        <text:list-item>
          <text:p text:style-name="P16"><text:bookmark text:name="7934"/>Once the thread completes the execution of the synchronized block, there is no mechanism by which the other threads will get the lock.</text:p>
        </text:list-item>
        <text:list-item>
          <text:p text:style-name="P19"><text:bookmark text:name="e3bf"/><text:span text:style-name="T24">Let’s take a scenario and understand the </text:span><text:span text:style-name="Source_20_Text"><text:span text:style-name="Strong_20_Emphasis"><text:span text:style-name="T30">starvation</text:span></text:span></text:span><text:span text:style-name="Strong_20_Emphasis"><text:span text:style-name="T24"> </text:span></text:span><text:span text:style-name="T24">issue with multiple threads with the </text:span><text:span text:style-name="Source_20_Text"><text:span text:style-name="Strong_20_Emphasis"><text:span text:style-name="T30">synchronized</text:span></text:span></text:span><text:span text:style-name="Strong_20_Emphasis"><text:span text:style-name="T24"> </text:span></text:span><text:span text:style-name="T24">keyword. Let’s say that there are 10 threads(t1 to t10) and threads (t1-t9) that get the lock and release the lock after the execution of the synchronized block.</text:span></text:p>
        </text:list-item>
        <text:list-item>
          <text:p text:style-name="P16"><text:bookmark text:name="c757"/>But there can be a scenario where the t10 thread does not get the chance to execute the synchronized block as the other threads compete for the lock. Hence this can lead to starvation and t10 has to wait for a very long time to execute the synchronized block.</text:p>
        </text:list-item>
      </text:list>
      <text:p text:style-name="P11"/>
      <text:p text:style-name="P11"/>
      <text:p text:style-name="P3"><text:bookmark text:name="422a"/><text:span text:style-name="T24">We have to create an object of the </text:span><text:span text:style-name="Strong_20_Emphasis"><text:span text:style-name="T26">ReentrantLock </text:span></text:span><text:span text:style-name="T24">class and the shared resource must be surrounded by </text:span><text:span text:style-name="Source_20_Text"><text:span text:style-name="Strong_20_Emphasis"><text:span text:style-name="T30">lock</text:span></text:span></text:span><text:span text:style-name="Strong_20_Emphasis"><text:span text:style-name="T24"> </text:span></text:span><text:span text:style-name="T24">and </text:span><text:span text:style-name="Source_20_Text"><text:span text:style-name="Strong_20_Emphasis"><text:span text:style-name="T30">unlock</text:span></text:span></text:span><text:span text:style-name="Strong_20_Emphasis"><text:span text:style-name="T24"> </text:span></text:span><text:span text:style-name="T24">methods on this object.</text:span></text:p>
      <text:list xml:id="list558791477" text:style-name="L2">
        <text:list-item>
          <text:p text:style-name="P17"><text:bookmark text:name="1c6d"/><text:soft-page-break/>The thread that wants to execute the shared resource must take this lock and hence all the other threads trying to take a lock on this object must wait till the current thread releases it.</text:p>
        </text:list-item>
        <text:list-item>
          <text:p text:style-name="P20"><text:bookmark text:name="8a66"/><text:span text:style-name="T24">Now the beauty of </text:span><text:span text:style-name="Source_20_Text"><text:span text:style-name="Strong_20_Emphasis"><text:span text:style-name="T30">ReentrantLock</text:span></text:span></text:span><text:span text:style-name="Strong_20_Emphasis"><text:span text:style-name="T24"> </text:span></text:span><text:span text:style-name="T24">is, it allows the current thread to take the lock on the same lock object multiple times. Note that when the current thread first calls the lock() method, </text:span><text:span text:style-name="Strong_20_Emphasis"><text:span text:style-name="Emphasis"><text:span text:style-name="T28">a hold count is set to one</text:span></text:span></text:span><text:span text:style-name="Strong_20_Emphasis"><text:span text:style-name="T26">.</text:span></text:span><text:span text:style-name="T24"> This thread can call the lock() method again and </text:span><text:span text:style-name="Strong_20_Emphasis"><text:span text:style-name="Emphasis"><text:span text:style-name="T28">every time hold count is incremented by one</text:span></text:span></text:span><text:span text:style-name="Strong_20_Emphasis"><text:span text:style-name="T26">.</text:span></text:span></text:p>
        </text:list-item>
        <text:list-item>
          <text:p text:style-name="P20"><text:bookmark text:name="cb9c"/><text:span text:style-name="Emphasis"><text:span text:style-name="T29">For every unlock request, the hold count is decremented by one and when the hold count is 0, the resource is unlocked.</text:span></text:span></text:p>
        </text:list-item>
        <text:list-item>
          <text:p text:style-name="P20"><text:bookmark text:name="f781"/><text:span text:style-name="T24">The constructor for this class accepts an optional </text:span><text:span text:style-name="Source_20_Text"><text:span text:style-name="Strong_20_Emphasis"><text:span text:style-name="Emphasis"><text:span text:style-name="T31">fairness</text:span></text:span></text:span></text:span><text:span text:style-name="Strong_20_Emphasis"><text:span text:style-name="T24"> </text:span></text:span><text:span text:style-name="T24">parameter. When set to </text:span><text:span text:style-name="Source_20_Text"><text:span text:style-name="Strong_20_Emphasis"><text:span text:style-name="Emphasis"><text:span text:style-name="T31">true</text:span></text:span></text:span></text:span><text:span text:style-name="T24">, under contention, locks favor granting access to the longest-waiting thread. Otherwise, this lock does not guarantee any particular access order.</text:span></text:p>
        </text:list-item>
      </text:list>
      <text:p text:style-name="Text_20_body"><text:line-break/></text:p>
      <text:p text:style-name="P12"/>
      <text:p text:style-name="P4"><text:bookmark text:name="9563"/><text:span text:style-name="Strong_20_Emphasis"><text:span text:style-name="T25">The </text:span></text:span><text:span text:style-name="Strong_20_Emphasis"><text:span text:style-name="Source_20_Text"><text:span text:style-name="T21">sychronized</text:span></text:span></text:span><text:span text:style-name="Strong_20_Emphasis"><text:span text:style-name="T25"> is simple to use and understand. Java takes care of acquiring and releasing the lock, reducing the risk of common currency issues like deadlocks. However, the flip side of the simplicity is the limitations[1]:</text:span></text:span></text:p>
      <text:list xml:id="list1556517816" text:style-name="L3">
        <text:list-item>
          <text:p text:style-name="P18"><text:bookmark text:name="5a32"/>All synchronized operations on the locked object are treated equally.</text:p>
        </text:list-item>
        <text:list-item>
          <text:p text:style-name="P18"><text:bookmark text:name="035e"/>Lock acquiring and releasing must be done on a method level or within a synchronized block within a method.</text:p>
        </text:list-item>
        <text:list-item>
          <text:p text:style-name="P18"><text:bookmark text:name="91d9"/>Either the lock is acquired or the thread is blocked; there is no way to attempt to acquire the lock and carry on processing if the lock cannot be obtained.</text:p>
        </text:list-item>
      </text:list>
      <text:h text:style-name="P7" text:outline-level="1"><text:bookmark text:name="7cdc"/><text:soft-page-break/>ReentrantLock: Try to Lock, Time Bound and Fairness</text:h>
      <text:p text:style-name="P15"><text:bookmark text:name="5dc4"/><text:span text:style-name="T23">The limitations of </text:span><text:span text:style-name="Source_20_Text"><text:span text:style-name="T22">synchronized</text:span></text:span><text:span text:style-name="T23"> are compensated by the Java Standard Library locks, for example, </text:span><text:span text:style-name="Source_20_Text"><text:span text:style-name="T22">ReadWriteLock</text:span></text:span><text:span text:style-name="T23"> separate locks for </text:span><text:span text:style-name="Source_20_Text"><text:span text:style-name="T22">read</text:span></text:span><text:span text:style-name="T23"> and </text:span><text:span text:style-name="Source_20_Text"><text:span text:style-name="T22">write</text:span></text:span><text:span text:style-name="T23"> operations to improve performance especially when the use case is read-heavy.</text:span></text:p>
      <text:p text:style-name="P15"><text:bookmark text:name="90a7"/><text:span text:style-name="T23">The other important lock is </text:span><text:span text:style-name="Source_20_Text"><text:span text:style-name="T22">ReentrantLock</text:span></text:span><text:span text:style-name="T23">. It provides more interfaces than the intrinsic locks. The interfaces provide the benefit of:</text:span></text:p>
      <text:list xml:id="list1356219105" text:style-name="L4">
        <text:list-item>
          <text:p text:style-name="P21"><text:bookmark text:name="7ef7"/><text:span text:style-name="Strong_20_Emphasis"><text:span text:style-name="T26">Flexibility in Lock Management</text:span></text:span><text:span text:style-name="T24"> (</text:span><text:span text:style-name="Source_20_Text"><text:span text:style-name="T21">lock()</text:span></text:span><text:span text:style-name="T24"> and </text:span><text:span text:style-name="Source_20_Text"><text:span text:style-name="T21">unlock()</text:span></text:span><text:span text:style-name="T24">): You have explicit control over when to acquire and release the lock. This flexibility allows for more complex lock management patterns that are not possible with </text:span><text:span text:style-name="Source_20_Text"><text:span text:style-name="T21">synchronized</text:span></text:span><text:span text:style-name="T24">, which automatically locks and unlocks at the start and end of a synchronized block/method.</text:span></text:p>
        </text:list-item>
        <text:list-item>
          <text:p text:style-name="P21"><text:bookmark text:name="7e8a"/><text:span text:style-name="Strong_20_Emphasis"><text:span text:style-name="T26">Ability to Try Locking</text:span></text:span><text:span text:style-name="T24">:</text:span><text:span text:style-name="Source_20_Text"><text:span text:style-name="T21">ReentrantLock</text:span></text:span><text:span text:style-name="T24"> provides the </text:span><text:span text:style-name="Source_20_Text"><text:span text:style-name="T21">tryLock()</text:span></text:span><text:span text:style-name="T24"> method, enabling a thread to attempt to acquire the lock without waiting indefinitely. This can help in avoiding deadlock scenarios or in cases where you want to execute alternate logic if the lock is not available.</text:span></text:p>
        </text:list-item>
        <text:list-item>
          <text:p text:style-name="P21"><text:bookmark text:name="ec37"/><text:span text:style-name="Strong_20_Emphasis"><text:span text:style-name="T26">Support for Interruptible Lock Acquisition</text:span></text:span><text:span text:style-name="T24">: The </text:span><text:span text:style-name="Source_20_Text"><text:span text:style-name="T21">lockInterruptibly()</text:span></text:span><text:span text:style-name="T24"> method allows a thread to acquire a lock in a manner that can be interrupted. This is useful in scenarios where you want the waiting thread to be able to respond to an interrupt signal, a feature not available with </text:span><text:span text:style-name="Source_20_Text"><text:span text:style-name="T21">synchronized</text:span></text:span><text:span text:style-name="T24">.</text:span></text:p>
        </text:list-item>
        <text:list-item>
          <text:p text:style-name="P21"><text:bookmark text:name="3d6e"/><text:span text:style-name="Strong_20_Emphasis"><text:span text:style-name="T26">Timed Lock Waiting</text:span></text:span><text:span text:style-name="T24">:</text:span><text:span text:style-name="Source_20_Text"><text:span text:style-name="T21">ReentrantLock</text:span></text:span><text:span text:style-name="T24"> allows threads to attempt to acquire a lock for a specified period (using </text:span><text:span text:style-name="Source_20_Text"><text:span text:style-name="T21">tryLock(long timeout, TimeUnit unit)</text:span></text:span><text:span text:style-name="T24">). This timed wait feature can be crucial in </text:span><text:soft-page-break/><text:span text:style-name="T24">scenarios where you need to limit the time a thread waits for a lock to avoid performance issues.</text:span></text:p>
        </text:list-item>
        <text:list-item>
          <text:p text:style-name="P21"><text:bookmark text:name="d6f0"/><text:span text:style-name="Strong_20_Emphasis"><text:span text:style-name="T26">Multiple Condition Variables</text:span></text:span><text:span text:style-name="T24">:</text:span><text:span text:style-name="Source_20_Text"><text:span text:style-name="T21">ReentrantLock</text:span></text:span><text:span text:style-name="T24"> supports multiple condition variables per lock (using </text:span><text:span text:style-name="Source_20_Text"><text:span text:style-name="T21">newCondition()</text:span></text:span><text:span text:style-name="T24">), enabling finer control over thread communication compared to </text:span><text:span text:style-name="Source_20_Text"><text:span text:style-name="T21">synchronized</text:span></text:span><text:span text:style-name="T24">, which only supports a single wait-set per object.</text:span></text:p>
        </text:list-item>
        <text:list-item>
          <text:p text:style-name="P21"><text:bookmark text:name="699b"/><text:span text:style-name="Strong_20_Emphasis"><text:span text:style-name="T26">Fairness Policy Option</text:span></text:span><text:span text:style-name="T24">: When creating a </text:span><text:span text:style-name="Source_20_Text"><text:span text:style-name="T21">ReentrantLock</text:span></text:span><text:span text:style-name="T24">, you can specify a fairness policy. A fair lock prioritizes the longest-waiting thread, which can be important for avoiding thread starvation. The </text:span><text:span text:style-name="Source_20_Text"><text:span text:style-name="T21">synchronized</text:span></text:span><text:span text:style-name="T24"> mechanism does not offer any fairness guarantees.</text:span></text:p>
        </text:list-item>
        <text:list-item>
          <text:p text:style-name="P21"><text:bookmark text:name="4921"/><text:span text:style-name="Strong_20_Emphasis"><text:span text:style-name="T26">Lock Status and Ownership Information</text:span></text:span><text:span text:style-name="T24">: With </text:span><text:span text:style-name="Source_20_Text"><text:span text:style-name="T21">ReentrantLock</text:span></text:span><text:span text:style-name="T24">, you can query whether the lock is held and, if so, by which thread. This level of introspection is not available with </text:span><text:span text:style-name="Source_20_Text"><text:span text:style-name="T21">synchronized</text:span></text:span><text:span text:style-name="T24">.</text:span></text:p>
        </text:list-item>
        <text:list-item>
          <text:p text:style-name="P21"><text:bookmark text:name="d458"/><text:span text:style-name="Strong_20_Emphasis"><text:span text:style-name="T26">Decoupling of Locking Logic from Business Logic</text:span></text:span><text:span text:style-name="T24">:</text:span><text:span text:style-name="Source_20_Text"><text:span text:style-name="T21">ReentrantLock</text:span></text:span><text:span text:style-name="T24"> allows separating the locking logic from the business logic of the methods, leading to clearer and more maintainable code, especially in complex applications.</text:span></text:p>
        </text:list-item>
      </text:list>
      <text:p text:style-name="P4"><text:span text:style-name="Strong_20_Emphasis"><text:span text:style-name="T17"/></text:span></text:p>
      <text:p text:style-name="P4"><text:span text:style-name="Strong_20_Emphasis"><text:span text:style-name="T13"/></text:span></text:p>
      <text:p text:style-name="P4"><text:span text:style-name="Strong_20_Emphasis"><text:span text:style-name="T13"/></text:span></text:p>
      <text:p text:style-name="P4"><text:bookmark text:name="178c"/><text:span text:style-name="Strong_20_Emphasis"><text:span text:style-name="T27">Contended Lock</text:span></text:span><text:span text:style-name="Strong_20_Emphasis"><text:span text:style-name="T25">: A lock is considered “contended” when more than one thread tries to acquire it simultaneously. In this scenario, one thread holds the lock, while the other threads are blocked or waiting for the lock to become available. Contention typically leads to threads entering a wait state, which involves context switching and can impact performance, especially in high-concurrency environments. Contended locks are a sign that a resource is under heavy use and can be a bottleneck in a system.</text:span></text:span></text:p>
      <text:p text:style-name="P4"><text:bookmark text:name="39cd"/><text:soft-page-break/><text:span text:style-name="Strong_20_Emphasis"><text:span text:style-name="T27">Uncontended Lock</text:span></text:span><text:span text:style-name="Strong_20_Emphasis"><text:span text:style-name="T25">: An “uncontended” lock is one where there is no competition for the lock. This situation occurs when a thread acquires a lock and no other thread is trying to acquire the same lock at the same time. Uncontended locks are more efficient because the overhead associated with managing lock contention (like context switching and waiting) is not present. In an uncontended scenario, acquiring and releasing the lock is typically quick and has minimal impact on performance.</text:span></text:span></text:p>
      <text:p text:style-name="P4"><text:span text:style-name="Strong_20_Emphasis"><text:span text:style-name="T13"/></text:span></text:p>
      <text:p text:style-name="P4"><text:span text:style-name="Strong_20_Emphasis"><text:span text:style-name="T13"/></text:span></text:p>
      <text:p text:style-name="P6"><text:span text:style-name="Strong_20_Emphasis"><text:span text:style-name="T16">Differences between synchronized and lock:</text:span></text:span></text:p>
      <text:p text:style-name="P6"><text:span text:style-name="Strong_20_Emphasis"><text:span text:style-name="T16">In synchronized, monitor locking is used and lock is released automatically after thread execution and we do not have to explicitly write much logic. Starvation can be there and if multiple threads wants to read the variables from the critical section then they will have to do it one by one. Either the thread will wait or it will acquire the lock. There is no way that thread can further execute without acquiring lock.</text:span></text:span></text:p>
      <text:p text:style-name="P6"><text:span text:style-name="Strong_20_Emphasis"><text:span text:style-name="T16"/></text:span></text:p>
      <text:p text:style-name="P6"><text:span text:style-name="Strong_20_Emphasis"><text:span text:style-name="T16">Lock provides more flexibility in writing our own locking logic. There is a method that will try to acquire the lock and if not able to get it, it will not block that thread(tryToLock()). There is a lock that can be acquired with timeout. We can provide fairness policy to reentrant lock to avoid starvation. ReadWriteLock allow multiple read thread to read the value concurrently.</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monospace"/>
    <style:font-face style:name="DejaVu Serif" svg:font-family="'DejaVu Serif', Georgia, 'Times New Roman', Times, serif"/>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Adjusted', 'Segoe UI', 'Liberation Sans', sans-serif"/>
    <style:font-face style:name="inherit" svg:font-family="inherit"/>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8T23:54:23.337296342</meta:creation-date>
    <dc:date>2024-11-09T19:21:34.803503804</dc:date>
    <meta:editing-duration>PT11H22M12S</meta:editing-duration>
    <meta:editing-cycles>16</meta:editing-cycles>
    <meta:generator>LibreOffice/7.3.7.2$Linux_X86_64 LibreOffice_project/30$Build-2</meta:generator>
    <meta:document-statistic meta:table-count="0" meta:image-count="0" meta:object-count="0" meta:page-count="6" meta:paragraph-count="46" meta:word-count="1494" meta:character-count="9144" meta:non-whitespace-character-count="7700"/>
  </office:meta>
</office:document-meta>
</file>